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It was decided to make the type of inventory a JSON file.</text:p>
      <text:p text:style-name="Normal">This is because JSON files are much cleaner, readable and maintainable, also it would be much easier to read JSON from within a Java application as packages such as Jackson or google gson can do it for you easily.</text:p>
      <text:p text:style-name="Normal">Hence it was decided to separate the inventory from the offers so that they could be maintained independently from each other and the code.</text:p>
      <text:p text:style-name="Normal">To make the application more<text:s/>flexible,<text:s/>it was decided for<text:s/>a new filed<text:s/>to be<text:s/>added for each item in the inventory in case there was a requirement for some of the items to have individual discounts.</text:p>
      <text:p text:style-name="Normal">However,<text:s/>as the discounts cannot be mixed it was decided to prioritize promotional offers over individual discounts.</text:p>
      <text:p text:style-name="Normal">Hence<text:s/>for the part that promotional offers can apply I would applied only.<text:s/>In<text:s/>case<text:s/>there are more of the same good that might have individual offer then<text:s/>individual<text:s/>offer could be applied</text:p>
      <text:p text:style-name="Normal">For examples if<text:s/>cokes are<text:s/>two for one pounds and also each can has<text:s/>10% discount, the two for one offer will be applied on the first multiples of two<text:s/>(2,4,6 …) and the last single one gets 10% discount</text:p>
      <text:p text:style-name="Normal">For price calculation the unit of measurement should also be considered.</text:p>
      <text:p text:style-name="Normal">For example, the price of bananas could be both in units and the number of packages in case it they were pre-packaged.</text:p>
      <text:p text:style-name="Normal"/>
      <text:p text:style-name="Normal"/>
      <text:p text:style-name="Normal">In order to test the application a set of<text:s/>unit tests have also been created to make sure that everything works according to the requirement.</text:p>
      <text:p text:style-name="Normal">As an extra measurement<text:s/>gradle was designed so that it would create an executable JAR file which can be run from the command line.</text:p>
      <text:p text:style-name="Normal">An instance of this file is available within the distribution folder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hrooz</meta:initial-creator>
    <dc:creator>Behrooz</dc:creator>
    <meta:creation-date>2017-10-31T09:38:00Z</meta:creation-date>
    <dc:date>2017-10-31T10:37:00Z</dc:date>
    <meta:template xlink:href="Normal" xlink:type="simple"/>
    <meta:editing-cycles>2</meta:editing-cycles>
    <meta:editing-duration>PT3540S</meta:editing-duration>
    <meta:document-statistic meta:page-count="1" meta:paragraph-count="3" meta:word-count="246" meta:character-count="1647" meta:row-count="11" meta:non-whitespace-character-count="1404"/>
  </office:meta>
</office:document-meta>
</file>